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margin-left="0.4902in" fo:margin-right="0in" fo:text-indent="0in" style:auto-text-indent="false"/>
    </style:style>
    <style:style style:name="P5" style:family="paragraph" style:parent-style-name="Text_20_body">
      <style:paragraph-properties fo:margin-left="0.9807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1.4in" fo:margin-right="0.7in" fo:text-indent="-0.7in" style:auto-text-indent="false" fo:background-color="#cccccc" fo:padding="0.0201in" fo:border="0.0071in solid #000000" style:shadow="none">
        <style:tab-stops/>
        <style:background-image/>
      </style:paragraph-properties>
    </style:style>
    <style:style style:name="P8" style:family="paragraph" style:parent-style-name="Text_20_body">
      <style:paragraph-properties fo:margin-left="0.7in" fo:margin-right="0in" fo:text-indent="-0.7in" style:auto-text-indent="false" style:shadow="none">
        <style:tab-stops/>
      </style:paragraph-properties>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2992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1">
      <style:text-properties fo:font-weight="normal" style:font-weight-asian="normal" style:font-weight-complex="normal"/>
    </style:style>
    <style:style style:name="P15" style:family="paragraph" style:parent-style-name="Text_20_body" style:list-style-name="L2">
      <style:text-properties fo:font-weight="bold" style:font-weight-asian="bold" style:font-weight-complex="bold"/>
    </style:style>
    <style:style style:name="P16" style:family="paragraph" style:parent-style-name="Text_20_body">
      <style:paragraph-properties fo:margin-left="0.7in" fo:margin-right="0in" fo:text-indent="-0.7in" style:auto-text-indent="false" style:shadow="none">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top" style:vertical-rel="paragraph" style:horizontal-pos="center" style:horizontal-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Little Multiuser Dungeon (OLMUD)</text:p>
      <text:p text:style-name="Text_20_body"/>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9"><text:s/>1 SrrTrains is Dead, Long Live SrrTrains!!!<text:tab/>2</text:p>
          <text:p text:style-name="P10"><text:s/>1.1 Scope of this Hobby Report<text:tab/>2</text:p>
          <text:p text:style-name="P10"><text:s/>1.2 Restrictions of the Demo Scene<text:tab/>2</text:p>
          <text:p text:style-name="P9"><text:s/>2 Multiplexing<text:tab/>3</text:p>
          <text:p text:style-name="P9"><text:s/>3 Additional Multiplexing (Sub-Multiplexing)<text:tab/>4</text:p>
          <text:p text:style-name="P9"><text:s/>4 The Objects of a Multiuser Scene – Shared State<text:tab/>5</text:p>
          <text:p text:style-name="P9"><text:s/>5 Actors<text:tab/>6</text:p>
          <text:p text:style-name="P10"><text:s/>5.1 Scene Author<text:tab/>6</text:p>
          <text:p text:style-name="P10"><text:s/>5.2 Model Author<text:tab/>6</text:p>
          <text:p text:style-name="P10"><text:s/>5.3 Session Operator<text:tab/>6</text:p>
          <text:p text:style-name="P10"><text:s/>5.4 Session Participant<text:tab/>6</text:p>
          <text:p text:style-name="P9"><text:s/>6 Runtime Procedures<text:tab/>6</text:p>
          <text:p text:style-name="P10"><text:s/>6.1 Bootstrapping the Scene / Session Description<text:tab/>6</text:p>
          <text:p text:style-name="P11"><text:s/>6.1.1 Group Management<text:tab/>6</text:p>
          <text:p text:style-name="P11"><text:s/>6.1.2 Session Description<text:tab/>6</text:p>
          <text:p text:style-name="P11"><text:s/>6.1.3 Bootstrapping the Scene Instance<text:tab/>6</text:p>
          <text:p text:style-name="P10"><text:s/>6.2 Login and Avatar Selection<text:tab/>6</text:p>
          <text:p text:style-name="P10"><text:s/>6.3 Event Distribution<text:tab/>6</text:p>
          <text:p text:style-name="P10"><text:s/>6.4 Shared State<text:tab/>6</text:p>
          <text:p text:style-name="P10"><text:s/>6.5 Server Side Calculations<text:tab/>7</text:p>
          <text:p text:style-name="P10"><text:s/>6.6 Flexible Client Side Calculations by the Author<text:tab/>7</text:p>
          <text:p text:style-name="P9"><text:s/>7 Used Terms and Abbreviations<text:tab/>7</text:p>
        </text:index-body>
      </text:table-of-content>
      <text:p text:style-name="Text_20_body"/>
      <text:h text:style-name="P12" text:outline-level="1">SrrTrains is Dead, Long Live SrrTrains!!!</text:h>
      <text:p text:style-name="Text_20_body">Dear Reader,</text:p>
      <text:p text:style-name="Text_20_body">Well, I had invested a lot of sweat into the SrrTrains project (between the years 2008 and 2019), in the end it has been frozen somehow.</text:p>
      <text:p text:style-name="Text_20_body">Nevertheless, I can still remember a lot of the findings that I was granted during that project, so now it makes totally sense, when I try to write down my thoughts about John's projects.</text:p>
      <text:p text:style-name="Text_20_body">John is currently doing his JSONverse, which is – as far as I understood so far – a WebGL based, X3D based experimental implementation of some Network Sensor Prototype (NSP) and its application within one (or more than one) exemplary multiuser scene(s).</text:p>
      <text:p text:style-name="Text_20_body">You can find the JSONverse at following link: <text:a xlink:type="simple" xlink:href="https://github.com/coderextreme/JSONverse" text:style-name="Internet_20_link" text:visited-style-name="Visited_20_Internet_20_Link">https://github.com/coderextreme/JSONverse</text:a>.</text:p>
      <text:h text:style-name="Heading_20_2" text:outline-level="2">Scope of this Hobby Report</text:h>
      <text:p text:style-name="Text_20_body">This Hobby Report cannot be an official documentation of the JSONverse (JV), but it sketches a few concepts that have been, shall be, should be, might be or can be implemented in some past, present or future development step of the JV.</text:p>
      <text:p text:style-name="Text_20_body">I cannot be more specific, because I am not a member of the JV, I am just a friend.</text:p>
      <text:p text:style-name="Text_20_body">However, the first demo scene of John's JSONverse has been installed on my vServer and John is trying to keep it up to date at following address:</text:p>
      <text:p text:style-name="P4"><text:a xlink:type="simple" xlink:href="https://lc-soc-lc.at:8443/jsonverse/apache.html" text:style-name="Internet_20_link" text:visited-style-name="Visited_20_Internet_20_Link">https://lc-soc-lc.at:8443/jsonverse/apache.html</text:a></text:p>
      <text:p text:style-name="P4">This address is protected by a simple password, to mitigate DDOS attacks</text:p>
      <text:p text:style-name="P5">u=doug</text:p>
      <text:p text:style-name="P5">p=freewrl</text:p>
      <text:h text:style-name="Heading_20_2" text:outline-level="2">Restrictions of the Demo Scene</text:h>
      <text:p text:style-name="Text_20_body">As written above, the demo scene (DS) is maintained at following address:</text:p>
      <text:p text:style-name="P4"><text:a xlink:type="simple" xlink:href="https://lc-soc-lc.at:8443/jsonverse/apache.html" text:style-name="Internet_20_link" text:visited-style-name="Visited_20_Internet_20_Link">https://lc-soc-lc.at:8443/jsonverse/apache.html</text:a></text:p>
      <text:p text:style-name="P4">This address is protected by a simple password, to mitigate DDOS attacks</text:p>
      <text:p text:style-name="P5">u=doug</text:p>
      <text:p text:style-name="P5">p=freewrl</text:p>
      <text:p text:style-name="P6">It might be obvious to the reader, that the DS cannot support (yet) all the concepts that are described in the present Hobby Report, and it might support additional concepts that are not (yet) described in the present Hobby Report.</text:p>
      <text:p text:style-name="P6">Such discrepancies, as far as I am aware of them, are marked in a grey block, like the following.</text:p>
      <text:p text:style-name="P7">DS Restriction: The demo scene does not (yet) support ALL concepts that are described in the present Hobby Report, but it might support additional concepts that are not (yet) described here.</text:p>
      <text:h text:style-name="Heading_20_1" text:outline-level="1"><text:soft-page-break/>Multiplexing</text:h>
      <text:p text:style-name="Text_20_body">Before we dive a little bit into the needed structure of such multiuser scenes (what I called SMS, some time ago), we need to talk about the technical provisions that are provided by the Internet.</text:p>
      <text:p text:style-name="Text_20_body">Often, we refer to the Internet as a "Network of Computers", but actually it is a "Network of Processes", as I will elaborate shortly.</text:p>
      <text:p text:style-name="Text_20_body">The Internet addresses, the @IP, are sometimes referred to as revealing your identity.</text:p>
      <text:p text:style-name="Text_20_body">Well, that's not completely true. Actually, an @IP reveals the identity of a machine. Only, if it is somehow proven that you are using (have been using) this machine, then the @IP reveals your identity, too.</text:p>
      <text:p text:style-name="Text_20_body">Second, a machine, sometimes referred to as a host, hosts one or more processes. Now, it's the processes that actually run the software of your computer. We can think of the processes as of little busy dwarves that are inhabiting the machine.</text:p>
      <text:p text:style-name="Text_20_body">Now, if one of these dwarves, who inhabits one machine, wants to send a letter to a dwarf, who inhabits another machine, he needs to ADDRESS the dwarf.</text:p>
      <text:p text:style-name="Text_20_body">Like in real mail, where the address consists of NAME + ADDRESS of a person, when sending an Internet DATAGRAM to another dwarf, the address consists of PORT + @IP.</text:p>
      <text:p text:style-name="Text_20_body">Therefore, the first dwarf, let's call him "Dwarf A" creates a connection to "Dwarf B", and then the datagram is sent via the connection.</text:p>
      <text:p text:style-name="Text_20_body">Hence, such a connection is identified by a quadruple:</text:p>
      <text:p text:style-name="P4">Network Connection is identified by: @IP A + PORT A + @IP B + PORT B</text:p>
      <text:p text:style-name="Text_20_body">as depicted in following <text:sequence-ref text:reference-format="category-and-value" text:ref-name="refIllustration0">Abbildung 2.1</text:sequence-ref>.</text:p>
      <text:p text:style-name="Text_20_body"><draw:frame draw:style-name="fr1" draw:name="Rahmen1" text:anchor-type="paragraph" svg:x="0.8193in" svg:y="0.0354in" svg:width="5.0535in" draw:z-index="0"><draw:text-box fo:min-height="2.948in"><text:p text:style-name="Illustration"><draw:frame draw:style-name="fr4" draw:name="Objekt1" text:anchor-type="paragraph" svg:width="4.3866in" svg:height="2.6772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2.1</text:sequence>: Basic Multiplexing in the Internet</text:p></draw:text-box></draw:frame></text:p>
      <text:p text:style-name="Text_20_body">So, this figure depicts the communication among processes in the Internet, where always two processes are connected by an Internet Connection.</text:p>
      <text:h text:style-name="Heading_20_1" text:outline-level="1"><text:soft-page-break/>Additional Multiplexing (Sub-Multiplexing)</text:h>
      <text:p text:style-name="Text_20_body">However, when we talk about X3D scenes, then the processes – <text:span text:style-name="T1">what we call the Client Applications</text:span> – do not provide sufficient granularity for the network communication.</text:p>
      <text:p text:style-name="Text_20_body">When a JV Client Application communicates with an X3D Collaboration Server – or even directly with another JV Client Application –, then we have to consider <text:span text:style-name="T1">the fact that the scenes will consist of what-i-call "objects"</text:span> (in the SrrTrains project, I called such objects the "facilities").</text:p>
      <text:p text:style-name="Text_20_body">So, although there is only one Internet Connection for each client application (i.e. for each human user) between each client application and the X3D Collaboration Server, <text:span text:style-name="T1">we have to multiplex traffic for several (or many) objects over each of those connections</text:span>.</text:p>
      <text:p text:style-name="Text_20_body">Additionally, <text:span text:style-name="T1">we have some session level control messages (e.g. for chat)</text:span>.</text:p>
      <text:p text:style-name="Text_20_body">In John's implementation, the multiplexing is implemented by what is called "namespaces" of the socket.io software. There we use</text:p>
      <text:list xml:id="list4223545470148798770" text:style-name="L1">
        <text:list-item>
          <text:p text:style-name="P13">The default namespace for session level control: <text:s text:c="2"/><text:span text:style-name="T1">/</text:span></text:p>
        </text:list-item>
        <text:list-item>
          <text:p text:style-name="P14">One namespace for each object of the scene: <text:s text:c="3"/>/obj1, /obj2, /obj3, ......</text:p>
        </text:list-item>
      </text:list>
      <text:p text:style-name="P3">This is depicted in the following figure.</text:p>
      <text:p text:style-name="Text_20_body"><draw:frame draw:style-name="fr2" draw:name="Rahmen2" text:anchor-type="paragraph" svg:x="0.5335in" svg:y="0.0756in" svg:width="5.6252in" draw:z-index="2"><draw:text-box fo:min-height="3.5839in"><text:p text:style-name="Illustration"><draw:frame draw:style-name="fr5" draw:name="Objekt2" text:anchor-type="paragraph" svg:x="0.3335in" svg:y="0.1047in" svg:width="5.1256in" svg:height="3.211in"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3.1</text:sequence>: sub-multiplexing per namespace for objects and session level</text:p></draw:text-box></draw:frame></text:p>
      <text:p text:style-name="Text_20_body">Now, the socket.io library needs a global identifier, and additionally the server can handle more than one session and additionally each session is provided by a user of the server.</text:p>
      <text:p text:style-name="P2">Hence the namespaces might actually look like the following:</text:p>
      <text:list xml:id="list8010579457545286534" text:style-name="L2">
        <text:list-item>
          <text:p text:style-name="P15">Session Level Namespace: <text:s text:c="4"/>/socket.io/&lt;user&gt;/&lt;sessionid&gt;/</text:p>
        </text:list-item>
        <text:list-item>
          <text:p text:style-name="P15">Object Level Namespace: <text:s text:c="6"/>/socket.io/&lt;user&gt;/&lt;sessionid&gt;/&lt;objId&gt;</text:p>
        </text:list-item>
      </text:list>
      <text:h text:style-name="Heading_20_1" text:outline-level="1"><text:soft-page-break/>The Objects of a Multiuser Scene – Shared State</text:h>
      <text:p text:style-name="Text_20_body">The term object is one of the most general terms that we have in information technology and information science. So, what do we mean with the term object in the context of a multiuser scene?</text:p>
      <text:p text:style-name="Text_20_body">Well, an object can be any part of an X3D scene, as long as it needs to share some information among its instances in the different client applications, on behalf of that part of the X3D scene.</text:p>
      <text:p text:style-name="Text_20_body">This can be a model (which can be rendered), e.g. a multiuser capable slider as in the demo scene (DS), it can even be a rather complex model, like a locomotive in a trains game, or it can be an avatar<text:note text:id="ftn0" text:note-class="footnote"><text:note-citation>1</text:note-citation><text:note-body><text:p text:style-name="Footnote">An avatar is a very specific model, because it has a close relationship to a user of the multiuser session. It REPRESENTS a virtual identity of a user.</text:p></text:note-body></text:note>.</text:p>
      <text:p text:style-name="Text_20_body">Also, it can be a non-rendered part of the scene, e.g. an X3D &lt;Script&gt; node that shares some information among the client applications, while it calculates values for a simulation that are input for other, rendered objects.</text:p>
      <text:p text:style-name="Text_20_body"/>
      <text:p text:style-name="Text_20_body"><draw:frame draw:style-name="fr3" draw:name="Rahmen3" text:anchor-type="paragraph" svg:width="5.5516in" draw:z-index="4"><draw:text-box fo:min-height="3.9366in"><text:p text:style-name="Illustration"><draw:frame draw:style-name="fr4" draw:name="Objekt3" text:anchor-type="paragraph" svg:width="5.5508in" svg:height="3.9366in" style:rel-height="scale" draw:z-index="5"><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1" style:num-format="1">4.1</text:sequence>: Example – one session with four objects</text:p></draw:text-box></draw:frame></text:p>
      <text:p text:style-name="Text_20_body">As far, as the JSONverse is involved, an object is defined by an 1:1 relation to an instance of a network sensor, i.e. by an 1:1 relationship to a socket.io socket and its namespace.</text:p>
      <text:p text:style-name="Text_20_body">In the above example, obj1, obj2 and obj3 use the namespaces /obj1, /obj2 and /obj3 for the communication with the X3D Collaboration Server.</text:p>
      <text:p text:style-name="Text_20_body">Acoording to our definition, obj4 is not an object, actually, because it does not share any information (states or events) among its instances.</text:p>
      <text:h text:style-name="Heading_20_1" text:outline-level="1"><text:soft-page-break/>Actors</text:h>
      <text:p text:style-name="Text_20_body">Tbd.</text:p>
      <text:h text:style-name="Heading_20_2" text:outline-level="2">Scene Author</text:h>
      <text:p text:style-name="Text_20_body">Tbd.</text:p>
      <text:h text:style-name="Heading_20_2" text:outline-level="2">Model Author</text:h>
      <text:p text:style-name="Text_20_body">Tbd.</text:p>
      <text:h text:style-name="Heading_20_2" text:outline-level="2">Session Operator</text:h>
      <text:p text:style-name="Text_20_body">Tbd.</text:p>
      <text:h text:style-name="Heading_20_2" text:outline-level="2">Session Participant</text:h>
      <text:p text:style-name="Text_20_body">Tbd.</text:p>
      <text:h text:style-name="Heading_20_1" text:outline-level="1">Runtime Procedures</text:h>
      <text:p text:style-name="Text_20_body">Tbd.</text:p>
      <text:h text:style-name="Heading_20_2" text:outline-level="2">Bootstrapping the Scene / Session Description</text:h>
      <text:h text:style-name="Heading_20_3" text:outline-level="3">Group Management</text:h>
      <text:p text:style-name="Text_20_body">Tbd.</text:p>
      <text:h text:style-name="Heading_20_3" text:outline-level="3">Session Description</text:h>
      <text:p text:style-name="Text_20_body">Tbd.</text:p>
      <text:h text:style-name="Heading_20_3" text:outline-level="3">Bootstrapping the Scene Instance</text:h>
      <text:p text:style-name="Text_20_body">Tbd.</text:p>
      <text:h text:style-name="Heading_20_2" text:outline-level="2">Login and Avatar Selection</text:h>
      <text:p text:style-name="Text_20_body">Tbd.</text:p>
      <text:h text:style-name="Heading_20_2" text:outline-level="2">Event Distribution</text:h>
      <text:p text:style-name="Text_20_body">Tbd.</text:p>
      <text:h text:style-name="Heading_20_2" text:outline-level="2">Shared State</text:h>
      <text:p text:style-name="Text_20_body">Tbd.</text:p>
      <text:h text:style-name="Heading_20_2" text:outline-level="2"><text:soft-page-break/>Server Side Calculations</text:h>
      <text:p text:style-name="Text_20_body">Tbd.</text:p>
      <text:h text:style-name="Heading_20_2" text:outline-level="2">Flexible Client Side Calculations by the Author</text:h>
      <text:p text:style-name="Text_20_body">Tbd.</text:p>
      <text:h text:style-name="Heading_20_1" text:outline-level="1">Used Terms and Abbreviations</text:h>
      <text:p text:style-name="Text_20_body">This Hobby Report has used following terms:</text:p>
      <text:p text:style-name="P8">JSONverse (JV)<text:tab/>The JSONverse is a collection of HTML/CSS/JavaScript/X3D software by John C., that aims for the experimental support of various types of 3D multiuser sessions, based on some prototype of a network sensor.<text:line-break/>Following 3<text:span text:style-name="T2">rd</text:span> party software is used: socket.io as basis for the network sensor and other network communication with the collaboration server, node.js is used as platform for the server software.<text:line-break/>The goal is collaboration within closed groups of users. Those groups of users might be small. Global collaboration is not the goal of this project.</text:p>
      <text:p text:style-name="P8">Demo Scene (DS)<text:tab/>The Demo Scene comes with the JSONverse. It represents the current state of implementation of the JSONverse.</text:p>
      <text:p text:style-name="P8">Management App<text:tab/><text:tab/>The JSONverse comes with a management app, which allows a managing user to manage JV groups, JV sessions and JV rooms.</text:p>
      <text:p text:style-name="P8">Managing User<text:tab/>A managing user is a user, who uses the management app in order to create, distribute and withdraw group tokens, as well as session tokens. Also, the management app supports the managing user with the creation, update and distribution of Session Descriptions.</text:p>
      <text:p text:style-name="P8">Session Description (SD)<text:tab/>A Session Description is a (JSON) data object that describes a session. I would strive for compatibility with RFC 8866, however the current implementation of the JSONverse needs more information than is standardized in RFC 8866.</text:p>
      <text:p text:style-name="P8">Client Application<text:tab/>Some HTML/CSS/JavaScript/X3D application that implements the UI of the multiuser session for one user (participant).</text:p>
      <text:p text:style-name="P8">Object<text:tab/>An object can be any part of an X3D scene, as long as it needs to share some information among its instances in the different client applications, on behalf of that part of the X3D sce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14<text:tab/>Our Little MUD<text:tab/>Version 0.0.6 / under construction</text:p>
        <text:p text:style-name="Header">This text is a service of <text:a xlink:type="simple" xlink:href="https://github.com/christoph-v/spark" text:style-name="Internet_20_link" text:visited-style-name="Visited_20_Internet_20_Link">https://github.com/christoph-v/spark</text:a><text:tab/>First Ideas</text:p>
      </style:header>
      <style:footer>
        <text:p text:style-name="Footer"><text:tab/>Page <text:page-number text:select-page="current">7</text:page-number> of <text:page-count>7</text:page-count><text:tab/>C. Valentin</text:p>
      </style:footer>
    </style:master-page>
    <style:master-page style:name="Landscape" style:page-layout-name="Mpm2">
      <style:header>
        <text:p text:style-name="Header">Hibernation Report 013<text:tab/>The Decision<text:tab/>Version 4.3.7a / 2023-05-27</text:p>
        <text:p text:style-name="Header">This text is a service of <text:a xlink:type="simple" xlink:href="https://github.com/christoph-v/spark" text:style-name="Internet_20_link" text:visited-style-name="Visited_20_Internet_20_Link">https://github.com/christoph-v/spark</text:a><text:tab/>Definition of Release "Fiat A"</text:p>
      </style:header>
      <style:footer>
        <text:p text:style-name="Footer">Page <text:page-number text:select-page="current">7</text:page-number> of <text:page-count>7</text:page-count><text:tab/>C. Valentin</text:p>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9H48M34S</meta:editing-duration>
    <meta:editing-cycles>221</meta:editing-cycles>
    <meta:generator>OpenOffice/4.1.5$Win32 OpenOffice.org_project/415m1$Build-9789</meta:generator>
    <dc:date>2024-09-22T04:56:13.69</dc:date>
    <dc:creator>x </dc:creator>
    <meta:document-statistic meta:table-count="0" meta:image-count="0" meta:object-count="3" meta:page-count="7" meta:paragraph-count="129" meta:word-count="1693" meta:character-count="1019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2.961cm"/>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2.995cm"/>
    </style:style>
    <style:style style:name="gr4"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2.153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1.801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1.835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2.313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2.347cm"/>
    </style:style>
    <style:style style:name="gr12" style:family="graphic" style:parent-style-name="standard">
      <style:graphic-properties draw:stroke="none" svg:stroke-color="#000000" draw:fill="none" draw:fill-color="#ffffff" draw:textarea-horizontal-align="left" draw:auto-grow-height="true" draw:auto-grow-width="true" fo:min-height="0.556cm" fo:min-width="4.333cm"/>
    </style:style>
    <style:style style:name="gr13"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054cm" svg:height="3.069cm" svg:x="0.608cm" svg:y="2.368cm">
          <text:p/>
        </draw:rect>
        <draw:rect draw:style-name="gr1" draw:text-style-name="P1" draw:layer="layout" svg:width="5.054cm" svg:height="3.069cm" svg:x="7.964cm" svg:y="2.368cm">
          <text:p/>
        </draw:rect>
        <draw:frame draw:style-name="gr2" draw:layer="layout" svg:width="3.461cm" svg:height="0.963cm" svg:x="1.348cm" svg:y="1.231cm">
          <draw:text-box>
            <text:p>Machine A</text:p>
          </draw:text-box>
        </draw:frame>
        <draw:frame draw:style-name="gr3" draw:layer="layout" svg:width="3.495cm" svg:height="0.963cm" svg:x="8.703cm" svg:y="1.231cm">
          <draw:text-box>
            <text:p>Machine B</text:p>
          </draw:text-box>
        </draw:frame>
        <draw:line draw:style-name="gr4" draw:text-style-name="P1" draw:layer="layout" svg:x1="0.238cm" svg:y1="8.572cm" svg:x2="13.546cm" svg:y2="8.572cm">
          <text:p/>
        </draw:line>
        <draw:line draw:style-name="gr4" draw:text-style-name="P1" draw:layer="layout" svg:x1="3.254cm" svg:y1="5.477cm" svg:x2="3.333cm" svg:y2="8.546cm">
          <text:p/>
        </draw:line>
        <draw:line draw:style-name="gr4" draw:text-style-name="P1" draw:layer="layout" svg:x1="10.611cm" svg:y1="5.452cm" svg:x2="10.69cm" svg:y2="8.521cm">
          <text:p/>
        </draw:line>
        <draw:frame draw:style-name="gr5" draw:layer="layout" svg:width="2.653cm" svg:height="0.963cm" svg:x="5.819cm" svg:y="7.343cm">
          <draw:text-box>
            <text:p>Internet</text:p>
          </draw:text-box>
        </draw:frame>
        <draw:custom-shape draw:style-name="gr6" draw:text-style-name="P1" draw:layer="layout" svg:width="1.429cm" svg:height="1.27cm" svg:x="1.27cm" svg:y="2.6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3.36cm" svg:y="3.0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2.67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8.546cm" svg:y="2.5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11.43cm" svg:y="3.3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th draw:style-name="gr7" draw:text-style-name="P1" draw:layer="layout" svg:width="10.027cm" svg:height="5.05cm" svg:x="1.984cm" svg:y="3.942cm" svg:viewBox="0 0 10028 5051" svg:d="M0 0c7 291 3 580 27 873 30 371 94 735 105 1111 10 362 73 723 106 1085 36 405-3 822 106 1217 74 267 169 692 556 688 316-3 630 3 952 53 347 54 706 0 1058 0 308 0 619 0 927 0s618-17 926 0c320 17 633-39 952-26 281 12 565 0 847 0 326 0 653-3 979 0 317 3 634 5 952 26 296 19 627 37 873-185 248-224 183-562 186-847 3-291 5-582-27-873-33-292 68-582 79-873 11-300 152-554 159-847l53-291 159-291 53-106">
          <text:p/>
        </draw:path>
        <draw:frame draw:style-name="gr8" draw:layer="layout" svg:width="2.301cm" svg:height="0.963cm" svg:x="3.149cm" svg:y="5.504cm">
          <draw:text-box>
            <text:p>@IP A</text:p>
          </draw:text-box>
        </draw:frame>
        <draw:frame draw:style-name="gr9" draw:layer="layout" svg:width="2.335cm" svg:height="0.963cm" svg:x="8.336cm" svg:y="5.558cm">
          <draw:text-box>
            <text:p>@IP B</text:p>
          </draw:text-box>
        </draw:frame>
        <draw:frame draw:style-name="gr10" draw:layer="layout" svg:width="2.813cm" svg:height="0.963cm" svg:x="0.69cm" svg:y="3.943cm">
          <draw:text-box>
            <text:p>PORT A</text:p>
          </draw:text-box>
        </draw:frame>
        <draw:frame draw:style-name="gr11" draw:layer="layout" svg:width="2.847cm" svg:height="0.963cm" svg:x="10.322cm" svg:y="4.474cm">
          <draw:text-box>
            <text:p>PORT B</text:p>
          </draw:text-box>
        </draw:frame>
        <draw:frame draw:style-name="gr12" draw:text-style-name="P2" draw:layer="layout" svg:width="4.833cm" svg:height="0.806cm" svg:x="4.286cm" svg:y="6.471cm">
          <draw:text-box>
            <text:p><text:span text:style-name="T1">Internet Connection</text:span></text:p>
          </draw:text-box>
        </draw:frame>
        <draw:line draw:style-name="gr13" draw:text-style-name="P1" draw:layer="layout" svg:x1="4.445cm" svg:y1="6.826cm" svg:x2="2.249cm" svg:y2="7.30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fill="solid" draw:fill-color="#ffffff" draw:textarea-vertical-align="middle"/>
    </style:style>
    <style:style style:name="gr3" style:family="graphic" style:parent-style-name="standard">
      <style:graphic-properties draw:fill="solid" draw:fill-color="#ffffff" draw:textarea-vertical-align="top"/>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solid" draw:fill-color="#ffffff" draw:textarea-horizontal-align="left" draw:auto-grow-height="true" draw:auto-grow-width="false" fo:min-height="1.425cm" fo:min-width="0cm"/>
    </style:style>
    <style:style style:name="gr7" style:family="graphic" style:parent-style-name="objectwithoutfill">
      <style:graphic-properties draw:fill="none" draw:textarea-vertical-align="middle"/>
    </style:style>
    <style:style style:name="gr8" style:family="graphic" style:parent-style-name="standard">
      <style:graphic-properties draw:marker-start="Arrow" draw:marker-start-width="0.3cm" draw:marker-end="Arrow" draw:marker-end-width="0.3cm"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4.371cm"/>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text-properties fo:font-size="12pt" style:font-size-asian="12pt" style:font-size-complex="12pt"/>
    </style:style>
    <style:style style:name="T1" style:family="text">
      <style:text-properties fo:font-size="12pt" style:font-size-asian="18pt"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636cm" svg:height="9.155cm" svg:x="9.154cm" svg:y="0.37cm">
          <text:p text:style-name="P1"><text:span text:style-name="T1">X3D Collaboration Server</text:span></text:p>
        </draw:rect>
        <draw:rect draw:style-name="gr1" draw:text-style-name="P2" draw:layer="layout" svg:width="5.636cm" svg:height="4.206cm" svg:x="1.154cm" svg:y="0.371cm">
          <text:p text:style-name="P1"><text:span text:style-name="T1">Client Application of Alice</text:span></text:p>
        </draw:rect>
        <draw:rect draw:style-name="gr2" draw:text-style-name="P2" xml:id="id1" draw:id="id1" draw:layer="layout" svg:width="4.922cm" svg:height="0.688cm" svg:x="1.508cm" svg:y="3.625cm">
          <text:p text:style-name="P1"><text:span text:style-name="T1">Session Level Control</text:span></text:p>
        </draw:rect>
        <draw:rect draw:style-name="gr1" draw:text-style-name="P2" draw:layer="layout" svg:width="5.636cm" svg:height="4.206cm" svg:x="1.234cm" svg:y="5.345cm">
          <text:p text:style-name="P1"><text:span text:style-name="T1">Client Application of Bob</text:span></text:p>
        </draw:rect>
        <draw:rect draw:style-name="gr2" draw:text-style-name="P2" xml:id="id3" draw:id="id3" draw:layer="layout" svg:width="4.922cm" svg:height="0.688cm" svg:x="1.588cm" svg:y="8.599cm">
          <text:p text:style-name="P1"><text:span text:style-name="T1">Session Level Control</text:span></text:p>
        </draw:rect>
        <draw:rect draw:style-name="gr2" draw:text-style-name="P2" xml:id="id2" draw:id="id2" draw:layer="layout" svg:width="4.922cm" svg:height="2.329cm" svg:x="9.552cm" svg:y="5.662cm">
          <text:p text:style-name="P1"><text:span text:style-name="T1">Session Level</text:span></text:p>
          <text:p text:style-name="P1"><text:span text:style-name="T1">State and Events</text:span></text:p>
        </draw:rect>
        <draw:rect draw:style-name="gr2" draw:text-style-name="P2" xml:id="id5" draw:id="id5" draw:layer="layout" svg:width="4.922cm" svg:height="2.329cm" svg:x="9.525cm" svg:y="2.277cm">
          <text:p text:style-name="P1"><text:span text:style-name="T1">Object Level</text:span></text:p>
          <text:p text:style-name="P1"><text:span text:style-name="T1">State and Events</text:span></text:p>
        </draw:rect>
        <draw:rect draw:style-name="gr3" draw:text-style-name="P2" xml:id="id4" draw:id="id4" draw:layer="layout" svg:width="4.922cm" svg:height="1.957cm" svg:x="1.508cm" svg:y="1.429cm">
          <text:p text:style-name="P1"><text:span text:style-name="T1">Objects</text:span></text:p>
        </draw:rect>
        <draw:rect draw:style-name="gr3" draw:text-style-name="P2" xml:id="id6" draw:id="id6" draw:layer="layout" svg:width="4.922cm" svg:height="1.957cm" svg:x="1.587cm" svg:y="6.378cm">
          <text:p text:style-name="P1"><text:span text:style-name="T1">Objects</text:span></text:p>
        </draw:rect>
        <draw:custom-shape draw:style-name="gr4" draw:text-style-name="P1" draw:layer="layout" svg:width="0.926cm" svg:height="0.767cm" svg:x="1.799cm" svg:y="1.8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2.778cm" svg:y="2.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3.916cm" svg:y="1.9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5.027cm" svg:y="2.3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3.36cm" svg:y="7.2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1.984cm" svg:y="6.7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5.027cm" svg:y="6.8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1" draw:layer="layout" svg:x1="6.43cm" svg:y1="3.969cm" svg:x2="9.552cm" svg:y2="6.826cm" draw:start-shape="id1" draw:start-glue-point="1" draw:end-shape="id2" svg:d="M6430 3969h1561v2857h1561">
          <text:p/>
        </draw:connector>
        <draw:connector draw:style-name="gr5" draw:text-style-name="P1" draw:layer="layout" svg:x1="6.51cm" svg:y1="8.943cm" svg:x2="9.552cm" svg:y2="6.826cm" draw:start-shape="id3" draw:start-glue-point="1" draw:end-shape="id2" draw:end-glue-point="3" svg:d="M6510 8943h1521v-2117h1521">
          <text:p/>
        </draw:connector>
        <draw:frame draw:style-name="gr6" draw:text-style-name="P1" draw:layer="layout" svg:width="5.055cm" svg:height="1.675cm" svg:x="7.883cm" svg:y="1.164cm">
          <draw:text-box>
            <text:p text:style-name="P1">Namespaces</text:p>
            <text:p text:style-name="P1">/obj1, /obj2, ...</text:p>
          </draw:text-box>
        </draw:frame>
        <draw:connector draw:style-name="gr5" draw:text-style-name="P1" draw:layer="layout" draw:line-skew="-0.596cm" svg:x1="6.43cm" svg:y1="2.407cm" svg:x2="9.525cm" svg:y2="3.441cm" draw:start-shape="id4" draw:start-glue-point="1" draw:end-shape="id5" draw:end-glue-point="3" svg:d="M6430 2407h952v1034h2143">
          <text:p/>
        </draw:connector>
        <draw:connector draw:style-name="gr5" draw:text-style-name="P1" draw:layer="layout" draw:line-skew="-0.635cm" svg:x1="6.509cm" svg:y1="7.356cm" svg:x2="9.525cm" svg:y2="3.441cm" draw:start-shape="id6" draw:start-glue-point="1" draw:end-shape="id5" draw:end-glue-point="3" svg:d="M6509 7356h873v-3915h2143">
          <text:p/>
        </draw:connector>
        <draw:frame draw:style-name="gr6" draw:text-style-name="P1" draw:layer="layout" svg:width="5.055cm" svg:height="1.675cm" svg:x="7.884cm" svg:y="7.965cm">
          <draw:text-box>
            <text:p text:style-name="P1">Namespace</text:p>
            <text:p text:style-name="P1">/</text:p>
          </draw:text-box>
        </draw:frame>
        <draw:line draw:style-name="gr7" draw:text-style-name="P1" draw:layer="layout" svg:x1="8.043cm" svg:y1="3.466cm" svg:x2="9.419cm" svg:y2="2.725cm">
          <text:p/>
        </draw:line>
        <draw:line draw:style-name="gr7" draw:text-style-name="P1" draw:layer="layout" svg:x1="8.704cm" svg:y1="6.826cm" svg:x2="9.498cm" svg:y2="8.255cm">
          <text:p/>
        </draw:line>
        <draw:line draw:style-name="gr8" draw:text-style-name="P1" draw:layer="layout" svg:x1="10.213cm" svg:y1="4.233cm" svg:x2="10.213cm" svg:y2="6.112cm">
          <text:p/>
        </draw:line>
        <draw:frame draw:style-name="gr9" draw:text-style-name="P3" draw:layer="layout" svg:width="4.871cm" svg:height="0.725cm" svg:x="10.345cm" svg:y="4.841cm">
          <draw:text-box>
            <text:p><text:span text:style-name="T2">create/delete/join/leav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fill-color="#ffffff" draw:textarea-vertical-align="top"/>
    </style:style>
    <style:style style:name="gr3" style:family="graphic" style:parent-style-name="standard">
      <style:graphic-properties draw:fill-color="#ffffff" draw:textarea-horizontal-align="left" draw:textarea-vertical-align="middle"/>
    </style:style>
    <style:style style:name="gr4" style:family="graphic" style:parent-style-name="standard">
      <style:graphic-properties draw:fill-color="#ffffff" draw:textarea-horizontal-align="right"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textarea-horizontal-align="right" draw:textarea-vertical-align="middle"/>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2.826cm"/>
    </style:style>
    <style:style style:name="gr9" style:family="graphic" style:parent-style-name="standard">
      <style:graphic-properties draw:textarea-horizontal-align="left" draw:textarea-vertical-align="middle"/>
    </style:style>
    <style:style style:name="gr10"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11" style:family="graphic" style:parent-style-name="standard">
      <style:graphic-properties draw:stroke="none" svg:stroke-color="#000000" draw:fill="none" draw:fill-color="#ffffff" draw:textarea-horizontal-align="left" draw:auto-grow-height="true" draw:auto-grow-width="true" fo:min-height="0.374cm" fo:min-width="0.747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0.18cm"/>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style:paragraph-properties fo:text-align="center"/>
      <style:text-properties fo:font-size="12pt" style:font-size-asian="18pt" style:font-size-complex="18pt"/>
    </style:style>
    <style:style style:name="P4" style:family="paragraph">
      <style:paragraph-properties fo:text-align="center"/>
      <style:text-properties fo:font-size="15pt" fo:font-weight="bold" style:font-size-asian="15pt" style:font-weight-asian="bold" style:font-size-complex="15pt" style:font-weight-complex="bold"/>
    </style:style>
    <style:style style:name="P5" style:family="paragraph">
      <style:text-properties fo:font-size="9pt" fo:font-weight="bold" style:font-size-asian="18pt" style:font-size-complex="18pt"/>
    </style:style>
    <style:style style:name="T1" style:family="text">
      <style:text-properties fo:font-size="10pt" style:font-size-asian="18pt" style:font-size-complex="18pt"/>
    </style:style>
    <style:style style:name="T2" style:family="text">
      <style:text-properties fo:font-size="12pt" style:font-size-asian="18pt" style:font-size-complex="18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9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752cm" svg:height="7.094cm" svg:x="5.359cm" svg:y="2.404cm">
          <text:p text:style-name="P1">X3D CS</text:p>
        </draw:rect>
        <draw:rect draw:style-name="gr2" draw:text-style-name="P2" draw:layer="layout" svg:width="2.328cm" svg:height="2.015cm" svg:x="5.571cm" svg:y="7.404cm">
          <text:p text:style-name="P1"><text:span text:style-name="T1">Multiuser.js</text:span></text:p>
        </draw:rect>
        <draw:rect draw:style-name="gr2" draw:text-style-name="P2" draw:layer="layout" svg:width="2.328cm" svg:height="3.785cm" svg:x="5.571cm" svg:y="3.382cm">
          <text:p text:style-name="P1"><text:span text:style-name="T1">SharedState.js</text:span></text:p>
        </draw:rect>
        <draw:rect draw:style-name="gr1" draw:text-style-name="P3" draw:layer="layout" svg:width="3.386cm" svg:height="8.336cm" svg:x="0cm" svg:y="1.189cm">
          <text:p text:style-name="P1"><text:span text:style-name="T2">Client App A</text:span></text:p>
        </draw:rect>
        <draw:rect draw:style-name="gr3" draw:text-style-name="P2" draw:layer="layout" svg:width="3.095cm" svg:height="0.714cm" svg:x="0.146cm" svg:y="7.605cm">
          <text:p text:style-name="P1"><text:span text:style-name="T1">Session Level</text:span></text:p>
        </draw:rect>
        <draw:rect draw:style-name="gr2" draw:text-style-name="P2" draw:layer="layout" svg:width="3.095cm" svg:height="4.498cm" svg:x="0.146cm" svg:y="2.668cm">
          <text:p text:style-name="P1"><text:span text:style-name="T1">Object Level</text:span></text:p>
        </draw:rect>
        <draw:rect draw:style-name="gr1" draw:text-style-name="P3" draw:layer="layout" svg:width="3.386cm" svg:height="8.309cm" svg:x="10.082cm" svg:y="1.189cm">
          <text:p text:style-name="P1"><text:span text:style-name="T2">Client App B</text:span></text:p>
        </draw:rect>
        <draw:rect draw:style-name="gr4" draw:text-style-name="P2" draw:layer="layout" svg:width="3.095cm" svg:height="0.714cm" svg:x="10.228cm" svg:y="7.605cm">
          <text:p text:style-name="P1"><text:span text:style-name="T1">Session Level</text:span></text:p>
        </draw:rect>
        <draw:rect draw:style-name="gr2" draw:text-style-name="P2" draw:layer="layout" svg:width="3.095cm" svg:height="4.498cm" svg:x="10.228cm" svg:y="2.694cm">
          <text:p text:style-name="P1"><text:span text:style-name="T1">Object Level</text:span></text:p>
        </draw:rect>
        <draw:g>
          <draw:rect draw:style-name="gr5" draw:text-style-name="P1" draw:layer="layout" svg:width="5.556cm" svg:height="0.82cm" svg:x="0.755cm" svg:y="8.467cm">
            <text:p text:style-name="P1">connection</text:p>
          </draw:rect>
          <draw:rect draw:style-name="gr5" draw:text-style-name="P1" draw:layer="layout" svg:width="5.556cm" svg:height="0.82cm" svg:x="7.158cm" svg:y="8.44cm">
            <text:p text:style-name="P1">connection</text:p>
          </draw:rect>
        </draw:g>
        <draw:rect draw:style-name="gr6" draw:text-style-name="P4" draw:layer="layout" svg:width="2.832cm" svg:height="0.661cm" svg:x="10.357cm" svg:y="6.428cm">
          <text:p text:style-name="P1"><text:span text:style-name="T3">obj4</text:span></text:p>
        </draw:rect>
        <draw:rect draw:style-name="gr6" draw:text-style-name="P4" draw:layer="layout" svg:width="2.832cm" svg:height="0.661cm" svg:x="10.357cm" svg:y="5.654cm">
          <text:p text:style-name="P1"><text:span text:style-name="T3">obj3</text:span></text:p>
        </draw:rect>
        <draw:rect draw:style-name="gr6" draw:text-style-name="P4" draw:layer="layout" svg:width="2.832cm" svg:height="0.661cm" svg:x="10.357cm" svg:y="4.101cm">
          <text:p text:style-name="P1"><text:span text:style-name="T3">obj1</text:span></text:p>
        </draw:rect>
        <draw:custom-shape draw:style-name="gr7" draw:text-style-name="P1" draw:layer="layout" svg:width="1.323cm" svg:height="0.45cm" svg:x="1.719cm" svg:y="9.684cm">
          <text:p/>
          <draw:enhanced-geometry svg:viewBox="0 0 21600 21600" draw:glue-points="10800 0 0 10800 10800 21600 21600 10800" draw:text-areas="5400 5400 16200 16200" draw:type="diamond" draw:enhanced-path="M 10800 0 L 21600 10800 10800 21600 0 10800 10800 0 Z N"/>
        </draw:custom-shape>
        <draw:frame draw:style-name="gr8" draw:layer="layout" svg:width="3.326cm" svg:height="0.963cm" svg:x="2.936cm" svg:y="9.418cm">
          <draw:text-box>
            <text:p>…..socket</text:p>
          </draw:text-box>
        </draw:frame>
        <draw:rect draw:style-name="gr9" draw:text-style-name="P4" draw:layer="layout" svg:width="2.832cm" svg:height="0.661cm" svg:x="0.303cm" svg:y="6.428cm">
          <text:p text:style-name="P1"><text:span text:style-name="T3">obj4</text:span></text:p>
        </draw:rect>
        <draw:rect draw:style-name="gr9" draw:text-style-name="P4" draw:layer="layout" svg:width="2.832cm" svg:height="0.661cm" svg:x="0.303cm" svg:y="4.877cm">
          <text:p text:style-name="P1"><text:span text:style-name="T3">obj2</text:span></text:p>
        </draw:rect>
        <draw:rect draw:style-name="gr9" draw:text-style-name="P4" draw:layer="layout" svg:width="2.832cm" svg:height="0.661cm" svg:x="0.303cm" svg:y="4.101cm">
          <text:p text:style-name="P1"><text:span text:style-name="T3">obj1</text:span></text:p>
        </draw:rect>
        <draw:custom-shape draw:style-name="gr7" draw:text-style-name="P1" draw:layer="layout" svg:width="1.323cm" svg:height="0.45cm" svg:x="2.023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2.023cm" svg:y="5.0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10.013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10.013cm" svg:y="5.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129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129cm" svg:y="5.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8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8cm" svg:y="5.004cm">
          <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1" draw:layer="layout" svg:x1="5.582cm" svg:y1="4.862cm" svg:x2="7.884cm" svg:y2="4.862cm">
          <text:p/>
        </draw:line>
        <draw:line draw:style-name="gr10" draw:text-style-name="P1" draw:layer="layout" svg:x1="5.582cm" svg:y1="4.101cm" svg:x2="7.884cm" svg:y2="4.101cm">
          <text:p/>
        </draw:line>
        <draw:line draw:style-name="gr10" draw:text-style-name="P1" draw:layer="layout" svg:x1="5.555cm" svg:y1="6.383cm" svg:x2="7.857cm" svg:y2="6.383cm">
          <text:p/>
        </draw:line>
        <draw:line draw:style-name="gr10" draw:text-style-name="P1" draw:layer="layout" svg:x1="5.582cm" svg:y1="5.622cm" svg:x2="7.884cm" svg:y2="5.622cm">
          <text:p/>
        </draw:line>
        <draw:frame draw:style-name="gr11" draw:text-style-name="P5" draw:layer="layout" svg:width="1.247cm" svg:height="0.624cm" svg:x="6.021cm" svg:y="4.154cm">
          <draw:text-box>
            <text:p><text:span text:style-name="T4">state</text:span></text:p>
          </draw:text-box>
        </draw:frame>
        <draw:frame draw:style-name="gr11" draw:text-style-name="P5" draw:layer="layout" svg:width="1.247cm" svg:height="0.624cm" svg:x="6.021cm" svg:y="4.93cm">
          <draw:text-box>
            <text:p><text:span text:style-name="T4">state</text:span></text:p>
          </draw:text-box>
        </draw:frame>
        <draw:frame draw:style-name="gr11" draw:text-style-name="P5" draw:layer="layout" svg:width="1.247cm" svg:height="0.624cm" svg:x="6.021cm" svg:y="5.706cm">
          <draw:text-box>
            <text:p><text:span text:style-name="T4">state</text:span></text:p>
          </draw:text-box>
        </draw:frame>
        <draw:frame draw:style-name="gr12" draw:layer="layout" svg:width="0.68cm" svg:height="0.963cm" svg:x="8.784cm" svg:y="7.456cm">
          <draw:text-box>
            <text:p>/</text:p>
          </draw:text-box>
        </draw:frame>
        <draw:frame draw:style-name="gr12" draw:layer="layout" svg:width="0.68cm" svg:height="0.963cm" svg:x="3.943cm" svg:y="7.456cm">
          <draw:text-box>
            <text:p>/</text:p>
          </draw:text-box>
        </draw:frame>
        <draw:frame draw:style-name="gr13" draw:layer="layout" svg:width="1.874cm" svg:height="0.963cm" svg:x="3.377cm" svg:y="4.722cm">
          <draw:text-box>
            <text:p>/obj2</text:p>
          </draw:text-box>
        </draw:frame>
        <draw:frame draw:style-name="gr13" draw:layer="layout" svg:width="1.874cm" svg:height="0.963cm" svg:x="3.377cm" svg:y="3.921cm">
          <draw:text-box>
            <text:p>/obj1</text:p>
          </draw:text-box>
        </draw:frame>
        <draw:frame draw:style-name="gr13" draw:layer="layout" svg:width="1.874cm" svg:height="0.963cm" svg:x="8.325cm" svg:y="5.631cm">
          <draw:text-box>
            <text:p>/obj3</text:p>
          </draw:text-box>
        </draw:frame>
        <draw:frame draw:style-name="gr13" draw:layer="layout" svg:width="1.874cm" svg:height="0.963cm" svg:x="8.325cm" svg:y="4.028cm">
          <draw:text-box>
            <text:p>/obj1</text:p>
          </draw:text-box>
        </draw:frame>
        <draw:custom-shape draw:style-name="gr7" draw:text-style-name="P1" draw:layer="layout" svg:width="1.323cm" svg:height="0.45cm" svg:x="2.499cm" svg:y="7.7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27cm" svg:y="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367cm" svg:y="7.7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9.722cm" svg:y="7.759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